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fo:line-height="150%" fo:text-align="justify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style:font-name-asian="Arial" style:font-size-asian="11pt" style:font-name-complex="Arial" style:font-size-complex="11pt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4" style:family="paragraph" style:parent-style-name="Table_20_Contents">
      <style:paragraph-properties fo:margin-left="0cm" fo:margin-right="0cm" fo:margin-top="0cm" fo:margin-bottom="0.265cm" loext:contextual-spacing="false" fo:line-height="150%" fo:text-align="center" style:justify-single-word="false" fo:text-indent="0cm" style:auto-text-indent="false"/>
      <style:text-properties style:font-name="Times new roman" fo:font-size="11pt" fo:font-weight="bold" officeooo:rsid="000aa349" officeooo:paragraph-rsid="000aa349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margin-left="0cm" fo:margin-right="0cm" fo:margin-top="0cm" fo:margin-bottom="0.265cm" loext:contextual-spacing="false" fo:line-height="150%" fo:text-align="justify" style:justify-single-word="false" fo:text-indent="0cm" style:auto-text-indent="false"/>
      <style:text-properties style:font-name="Times new roman" fo:font-size="11pt" fo:font-style="italic" fo:font-weight="normal" officeooo:rsid="000aa349" officeooo:paragraph-rsid="000aa349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paragraph-properties fo:margin-left="0cm" fo:margin-right="0cm" fo:margin-top="0cm" fo:margin-bottom="0.265cm" loext:contextual-spacing="false" fo:line-height="150%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7" style:family="paragraph" style:parent-style-name="Standard">
      <style:paragraph-properties fo:margin-left="0cm" fo:margin-right="0cm" fo:margin-top="0cm" fo:margin-bottom="0.265cm" loext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.265cm" loext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paragraph-rsid="000aa349" style:font-size-asian="11pt" style:font-size-complex="11pt"/>
    </style:style>
    <style:style style:name="P9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10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paragraph-rsid="000aa349" style:font-size-asian="11pt" style:font-size-complex="11pt"/>
    </style:style>
    <style:style style:name="P11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line-height="150%" fo:text-align="justify" style:justify-single-word="false"/>
      <style:text-properties style:font-name="Times new roman" fo:font-size="11pt" officeooo:rsid="000aa349" officeooo:paragraph-rsid="000aa349" style:font-size-asian="11pt" style:font-size-complex="11pt"/>
    </style:style>
    <style:style style:name="P13" style:family="paragraph" style:parent-style-name="Standard">
      <style:text-properties style:font-name="Times new roman" fo:font-size="11pt" style:font-size-asian="11pt" style:font-size-complex="11pt"/>
    </style:style>
    <style:style style:name="P14" style:family="paragraph" style:parent-style-name="Standard">
      <style:text-properties style:font-name="Times new roman" fo:font-size="11pt" fo:font-weight="bold" officeooo:rsid="000aa349" officeooo:paragraph-rsid="000aa349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" fo:font-size="11pt" fo:font-weight="bold" officeooo:rsid="000d3356" officeooo:paragraph-rsid="000d3356" style:font-size-asian="11pt" style:font-weight-asian="bold" style:font-size-complex="11pt" style:font-weight-complex="bold"/>
    </style:style>
    <style:style style:name="P16" style:family="paragraph" style:parent-style-name="Standard">
      <style:text-properties fo:color="#000000" style:font-name="Times new roman" fo:font-size="11pt" fo:font-weight="bold" officeooo:rsid="000aa349" officeooo:paragraph-rsid="000aa349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Times new roman" fo:font-size="11pt" fo:font-style="italic" fo:font-weight="normal" officeooo:rsid="000d3356" officeooo:paragraph-rsid="000d3356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" fo:font-size="11pt" fo:font-style="normal" fo:font-weight="bold" officeooo:rsid="000d3356" officeooo:paragraph-rsid="000d3356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variant="normal" fo:text-transform="none" fo:color="#000000" style:font-name="Times new roman" fo:font-size="11pt" fo:letter-spacing="normal" fo:font-style="normal" fo:font-weight="bold" style:font-size-asian="11pt" style:font-size-complex="11pt"/>
    </style:style>
    <style:style style:name="T2" style:family="text">
      <style:text-properties officeooo:rsid="000bb31e"/>
    </style:style>
    <style:style style:name="T3" style:family="text">
      <style:text-properties fo:color="#cc7832" fo:font-style="normal" fo:font-weight="normal" style:font-style-asian="normal" style:font-weight-asian="normal"/>
    </style:style>
    <style:style style:name="T4" style:family="text">
      <style:text-properties fo:color="#a9b7c6" fo:font-style="normal" fo:font-weight="normal" style:font-style-asian="normal" style:font-weight-asian="normal"/>
    </style:style>
    <style:style style:name="T5" style:family="text">
      <style:text-properties fo:color="#ffc66d" fo:font-style="normal" fo:font-weight="normal" style:font-style-asian="normal" style:font-weight-asian="normal"/>
    </style:style>
    <style:style style:name="T6" style:family="text">
      <style:text-properties fo:color="#8888c6" fo:font-style="normal" fo:font-weight="normal" style:font-style-asian="normal" style:font-weight-asian="normal"/>
    </style:style>
    <style:style style:name="T7" style:family="text">
      <style:text-properties fo:color="#6897bb" fo:font-style="normal" fo:font-weight="normal" style:font-style-asian="normal" style:font-weight-asian="normal"/>
    </style:style>
    <style:style style:name="T8" style:family="text">
      <style:text-properties fo:color="#808080" fo:font-style="normal" fo:font-weight="normal" style:font-style-asian="normal" style:font-weight-asian="normal"/>
    </style:style>
    <style:style style:name="T9" style:family="text">
      <style:text-properties fo:color="#6a8759" fo:font-style="normal" fo:font-weight="normal" style:font-style-asian="normal" style:font-weight-asian="normal"/>
    </style:style>
    <style:style style:name="T10" style:family="text">
      <style:text-properties fo:font-style="normal" fo:font-weight="normal" style:font-style-asian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VALIDAÇÃO DE CPF</text:p>
      <text:p text:style-name="P15"/>
      <text:p text:style-name="P17">Gislany Raissa de Azevedo <text:s text:c="82"/>20201bsi0311</text:p>
      <text:p text:style-name="P17"/>
      <text:p text:style-name="P17"/>
      <text:p text:style-name="P18">Validação de CPF: </text:p>
      <text:p text:style-name="P16"/>
      <text:p text:style-name="P16"><text:span text:style-name="T10">from random import randint</text:span><text:line-break/><text:line-break/><text:line-break/><text:span text:style-name="T10">def cpf_validate(numbers):</text:span><text:line-break/><text:span text:style-name="T10"> <text:s text:c="3"/>cpf = [int(char) for char in numbers if char.isdigit()]</text:span><text:line-break/><text:line-break/><text:line-break/><text:span text:style-name="T10"> <text:s text:c="3"/>if len(cpf) != 11:</text:span><text:line-break/><text:span text:style-name="T10"> <text:s text:c="7"/>return False</text:span><text:line-break/><text:line-break/><text:span text:style-name="T10"> <text:s text:c="3"/>if cpf == cpf[::-1]:</text:span><text:line-break/><text:span text:style-name="T10"> <text:s text:c="7"/>return False</text:span><text:line-break/><text:line-break/><text:span text:style-name="T10"> <text:s text:c="3"/>for i in range(9, 11):</text:span><text:line-break/><text:span text:style-name="T10"> <text:s text:c="7"/>value = sum((cpf[num] * ((i+1) - num) for num in range(0, i)))</text:span><text:line-break/><text:span text:style-name="T10"> <text:s text:c="7"/>digit = ((value * 10) % 11) % 10</text:span><text:line-break/><text:span text:style-name="T10"> <text:s text:c="7"/>if digit != cpf[i]:</text:span><text:line-break/><text:span text:style-name="T10"> <text:s text:c="11"/>return False</text:span><text:line-break/><text:span text:style-name="T10"> <text:s text:c="3"/>return True</text:span><text:line-break/><text:line-break/><text:line-break/><text:span text:style-name="T10"># PROGRAMA PRINCIPAL</text:span><text:line-break/><text:span text:style-name="T10">cpf = input('Digite o CPF: ')</text:span><text:line-break/><text:span text:style-name="T10">if cpf_validate(cpf):</text:span><text:line-break/><text:span text:style-name="T10"> <text:s text:c="3"/>print('CPF válido.')</text:span><text:line-break/><text:span text:style-name="T10">else:</text:span><text:line-break/><text:span text:style-name="T10"> <text:s text:c="3"/>print('CPF inválido.')</text:span><text:line-break/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5:28:42.374647893</meta:creation-date>
    <dc:date>2020-09-13T18:34:32.519044455</dc:date>
    <meta:editing-duration>PT2H21M29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1" meta:paragraph-count="4" meta:word-count="88" meta:character-count="705" meta:non-whitespace-character-count="449"/>
  </office:meta>
</office:document-meta>
</file>